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c4ee5" officeooo:paragraph-rsid="000c4ee5"/>
    </style:style>
    <style:style style:name="P2" style:family="paragraph" style:parent-style-name="Text_20_body">
      <style:paragraph-properties fo:text-align="justify" style:justify-single-word="false"/>
      <style:text-properties officeooo:rsid="000e1e7c" officeooo:paragraph-rsid="000e1e7c"/>
    </style:style>
    <style:style style:name="P3" style:family="paragraph" style:parent-style-name="Title">
      <style:paragraph-properties fo:text-align="center" style:justify-single-word="false"/>
      <style:text-properties officeooo:rsid="000c4b2a" officeooo:paragraph-rsid="000c4b2a"/>
    </style:style>
    <style:style style:name="P4" style:family="paragraph" style:parent-style-name="Text_20_body" style:list-style-name="L1">
      <style:paragraph-properties fo:text-align="justify" style:justify-single-word="false"/>
      <style:text-properties fo:font-weight="bold" officeooo:rsid="000c4b2a" officeooo:paragraph-rsid="000c4b2a" style:font-weight-asian="bold" style:font-weight-complex="bold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bold" officeooo:rsid="000e1e7c" officeooo:paragraph-rsid="000e1e7c" style:font-weight-asian="bold" style:font-weight-complex="bold"/>
    </style:style>
    <style:style style:name="P6" style:family="paragraph" style:parent-style-name="Text_20_body" style:list-style-name="L2">
      <style:paragraph-properties fo:text-align="justify" style:justify-single-word="false"/>
      <style:text-properties fo:font-weight="bold" officeooo:rsid="000c4ee5" officeooo:paragraph-rsid="000c4ee5" style:font-weight-asian="bold" style:font-weight-complex="bold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0c4b2a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0c4b2a" officeooo:paragraph-rsid="000c4b2a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rsid="000c4ee5" officeooo:paragraph-rsid="000c4ee5"/>
    </style:style>
    <style:style style:name="P10" style:family="paragraph" style:parent-style-name="Heading_20_1">
      <style:paragraph-properties fo:text-align="justify" style:justify-single-word="false"/>
      <style:text-properties officeooo:rsid="000c4b2a" officeooo:paragraph-rsid="000c4b2a"/>
    </style:style>
    <style:style style:name="P11" style:family="paragraph" style:parent-style-name="Heading_20_1">
      <style:paragraph-properties fo:text-align="justify" style:justify-single-word="false"/>
      <style:text-properties officeooo:rsid="000c4ee5" officeooo:paragraph-rsid="000c4ee5"/>
    </style:style>
    <style:style style:name="T1" style:family="text">
      <style:text-properties officeooo:rsid="000c4b2a"/>
    </style:style>
    <style:style style:name="T2" style:family="text">
      <style:text-properties officeooo:rsid="000c4ee5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c4b2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dc38"/>
    </style:style>
    <style:style style:name="T7" style:family="text">
      <style:text-properties fo:color="#c8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es</text:p>
      <text:p text:style-name="P1">En <text:span text:style-name="T5">gras </text:span>: commun aux deux sections</text:p>
      <text:p text:style-name="P2">En <text:span text:style-name="T7">rouge </text:span>: 1<text:span text:style-name="T3">ère</text:span> année</text:p>
      <text:h text:style-name="P10" text:outline-level="1">OL :</text:h>
      <text:list xml:id="list1053097477" text:style-name="L1">
        <text:list-item>
          <text:p text:style-name="P4">Suites numériques</text:p>
        </text:list-item>
        <text:list-item>
          <text:p text:style-name="P5">Fonctions d’une variable réelle + cosinus et sinus</text:p>
        </text:list-item>
        <text:list-item>
          <text:p text:style-name="P4">Calcul intégral</text:p>
        </text:list-item>
        <text:list-item>
          <text:p text:style-name="P7"><text:span text:style-name="T1">Équadiffs (sauf partie sur les complexes et 2</text:span><text:span text:style-name="T4">nd</text:span><text:span text:style-name="T1"> ordre)</text:span></text:p>
        </text:list-item>
        <text:list-item>
          <text:p text:style-name="P4">Stats descriptives</text:p>
        </text:list-item>
        <text:list-item>
          <text:p text:style-name="P4">Probabilités 1</text:p>
        </text:list-item>
        <text:list-item>
          <text:p text:style-name="P8">Probabilités 2 (sauf processus aléatoires)</text:p>
        </text:list-item>
        <text:list-item>
          <text:p text:style-name="P8">Statistique inférentielle</text:p>
        </text:list-item>
        <text:list-item>
          <text:p text:style-name="P7"><text:span text:style-name="T1">Configurations géométriques (Division harmonique : </text:span>définition, caractérisation analytique, formules de Descartes et de Newton. Faisceau harmonique : définition, intersection par une sécante ; cas d’une sécante parallèle à un rayon<text:span text:style-name="T2">)</text:span>.</text:p>
        </text:list-item>
      </text:list>
      <text:h text:style-name="P11" text:outline-level="1">CG :</text:h>
      <text:list xml:id="list3601260696" text:style-name="L2">
        <text:list-item>
          <text:p text:style-name="P9"><text:span text:style-name="T5">Suites numériques</text:span> (sauf limites)</text:p>
        </text:list-item>
        <text:list-item>
          <text:p text:style-name="P9">Fonctions d’une variable réelle (sauf trigo, approximation locale, courbes paramétrées, 1/(1+exp(a-bt)) <text:span text:style-name="T6">).</text:span></text:p>
        </text:list-item>
        <text:list-item>
          <text:p text:style-name="P9"><text:span text:style-name="T5">Calcul intégral</text:span> sauf IPP</text:p>
        </text:list-item>
        <text:list-item>
          <text:p text:style-name="P6">Statistique descriptive</text:p>
        </text:list-item>
        <text:list-item>
          <text:p text:style-name="P6">Probabilités 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2:04:01.092055505</meta:creation-date>
    <dc:date>2018-04-26T18:38:55.682185741</dc:date>
    <meta:editing-duration>PT28M35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9" meta:word-count="117" meta:character-count="753" meta:non-whitespace-character-count="669"/>
  </office:meta>
</office:document-meta>
</file>